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2" style:family="graphic" style:parent-style-name="standard" style:list-style-name="L3">
      <style:graphic-properties draw:stroke="none" svg:stroke-width="0cm" draw:fill="none" loext:fill-use-slide-background="false" draw:textarea-horizontal-align="left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34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64cm" fo:min-width="0cm" loext:decorative="false"/>
      <style:paragraph-properties style:writing-mode="lr-tb"/>
    </style:style>
    <style:style style:name="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Титульный_20_слайд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Титульный_20_слайд-notes">
      <style:graphic-properties draw:fill-color="#ffffff" draw:auto-grow-height="false" fo:min-height="13.365cm" loext:decorative="false"/>
      <style:paragraph-properties style:writing-mode="lr-tb"/>
    </style:style>
    <style:style style:name="pr4" style:family="presentation" style:parent-style-name="Заголовок_20_и_20_объект-title">
      <style:graphic-properties fo:min-height="3.681cm" loext:decorative="false"/>
      <style:paragraph-properties style:writing-mode="lr-tb"/>
    </style:style>
    <style:style style:name="pr5" style:family="presentation" style:parent-style-name="Заголовок_20_и_20_объект-notes">
      <style:graphic-properties draw:fill-color="#ffffff" draw:auto-grow-height="false" fo:min-height="13.365cm" loext:decorative="false"/>
      <style:paragraph-properties style:writing-mode="lr-tb"/>
    </style:style>
    <style:style style:name="pr6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text-properties style:font-name="Calibri Light1" fo:font-size="44pt" fo:font-weight="bold" style:font-size-asian="44pt" style:font-weight-asian="bold" style:font-size-complex="44pt" style:font-weight-complex="bold"/>
    </style:style>
    <style:style style:name="P9" style:family="paragraph">
      <style:text-properties style:font-name="Calibri1" fo:font-size="24pt" style:font-size-asian="24pt" style:font-size-complex="24pt"/>
    </style:style>
    <style:style style:name="P10" style:family="paragraph">
      <loext:graphic-properties draw:fill="none" draw:fill-color="#ffffff"/>
      <style:text-properties style:font-name="Calibri1" fo:font-size="24pt" style:font-size-asian="24pt" style:font-size-complex="24pt"/>
    </style:style>
    <style:style style:name="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weight="bold" style:font-weight-asian="bold" style:font-weight-complex="bold"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loext:graphic-properties draw:fill="none" draw:fill-color="#ffffff"/>
      <style:text-properties style:font-name="Calibri1" fo:font-size="32pt" style:font-size-asian="32pt" style:font-size-complex="32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bold" fo:background-color="transparent" style:font-size-asian="60pt" style:font-style-asian="normal" style:font-weight-asian="bold" style:font-size-complex="60pt" style:font-style-complex="normal" style:font-weight-complex="bold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ru" fo:country="RU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T5" style:family="text">
      <style:text-properties style:font-name="Calibri Light1" fo:font-size="44pt" fo:font-weight="bold" style:font-size-asian="44pt" style:font-weight-asian="bold" style:font-size-complex="44pt" style:font-weight-complex="bold"/>
    </style:style>
    <style:style style:name="T6" style:family="text">
      <style:text-properties style:font-name="Calibri1" fo:font-size="24pt" style:font-size-asian="24pt" style:font-size-complex="24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bold" fo:background-color="transparent" style:font-size-asian="44pt" style:font-style-asian="normal" style:font-weight-asian="bold" style:font-size-complex="44pt" style:font-style-complex="normal" style:font-weight-complex="bold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T10" style:family="text">
      <style:text-properties style:font-name="Calibri1" fo:font-size="32pt" style:font-size-asian="32pt" style:font-size-complex="32pt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«Водяная Мельница»" draw:style-name="dp1" draw:master-page-name="Титульный_20_слайд" presentation:presentation-page-layout-name="AL1T0">
        <draw:frame draw:name="Заголовок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«Водяная Мельница»</text:span></text:p>
          </draw:text-box>
        </draw:frame>
        <draw:frame draw:name="Подзаголовок 2" presentation:style-name="pr2" draw:text-style-name="P4" draw:layer="layout" svg:width="24.177cm" svg:height="10.281cm" svg:x="17.169cm" svg:y="11.792cm" presentation:class="subtitle" presentation:user-transformed="true">
          <draw:text-box>
            <text:p text:style-name="P3"><text:span text:style-name="T2">Авторы проекта:</text:span></text:p>
            <text:p text:style-name="P3"><text:span text:style-name="T3">Батин Владислав 8Д ГБОУ Школы 618</text:span></text:p>
            <text:p text:style-name="P3"><text:span text:style-name="T3">Тарасов Владимир 8Д ГБОУ Школы 618</text:span></text:p>
            <text:p text:style-name="P3"><text:span text:style-name="T3">Гуров Егор 8Д ГБОУ Школы 618</text:span></text:p>
            <text:p text:style-name="P3"><text:span text:style-name="T3"/></text:p>
            <text:p text:style-name="P3"><text:span text:style-name="T2">Руководитель проекта:</text:span></text:p>
            <text:p text:style-name="P3"><text:span text:style-name="T3">Учитель информатики ГБОУ Школа 618 </text:span></text:p>
            <text:p text:style-name="P3"><text:span text:style-name="T3">Баранов Михаил Сергеевич</text:span></text:p>
            <text:p text:style-name="P3"><text:span text:style-name="T3"/></text:p>
          </draw:text-box>
        </draw:frame>
        <draw:custom-shape draw:name="TextBox 3" draw:style-name="gr1" draw:text-style-name="P6" draw:layer="layout" svg:width="10.093cm" svg:height="1.283cm" svg:x="9.846cm" svg:y="0.943cm">
          <text:p text:style-name="P5"><text:span text:style-name="T4">Государственное бюджетное общеобразовательное</text:span></text:p>
          <text:p text:style-name="P5"><text:span text:style-name="T4">учреждение города Москвы «Школа 618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" draw:text-style-name="P6" draw:layer="layout" svg:width="8.049cm" svg:height="2.651cm" svg:x="0cm" svg:y="15.608cm">
          <text:p text:style-name="P5"><text:span text:style-name="T2">Консультант проекта:</text:span></text:p>
          <text:p text:style-name="P5"><text:span text:style-name="T3">Учебный мастер Детский технопарк</text:span></text:p>
          <text:p text:style-name="P5"><text:span text:style-name="T3">«СМАРТ-ПАРК» НИУ МИЭТ</text:span></text:p>
          <text:p text:style-name="P5"><text:span text:style-name="T3">Курбатов Матвей Анатольеви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аголовок_20_и_20_объект" presentation:presentation-page-layout-name="AL2T11">
        <draw:frame presentation:style-name="pr4" draw:text-style-name="P8" draw:layer="layout" svg:width="29.209cm" svg:height="3.681cm" svg:x="11cm" svg:y="1cm" presentation:class="title" presentation:user-transformed="true">
          <draw:text-box>
            <text:p text:style-name="P8"><text:span text:style-name="T5">Цель проекта:</text:span></text:p>
          </draw:text-box>
        </draw:frame>
        <draw:frame draw:style-name="gr4" draw:text-style-name="P10" draw:layer="layout" svg:width="30cm" svg:height="8.384cm" svg:x="2cm" svg:y="8cm">
          <draw:text-box>
            <text:p text:style-name="P9"><text:span text:style-name="T6">1) Показать </text:span><text:span text:style-name="T6">водяную</text:span><text:span text:style-name="T6"> мельницу как альтернативный источник энергии</text:span></text:p>
            <text:p text:style-name="P9"><text:span text:style-name="T6"/></text:p>
            <text:p text:style-name="P9"><text:span text:style-name="T6">2) Объяснить принцип работы водяной мельницы</text:span></text:p>
            <text:p text:style-name="P9"><text:span text:style-name="T6"/></text:p>
            <text:p text:style-name="P9"><text:span text:style-name="T6">3) Показать пример водяной мельницы с помощью 3d-модели</text:span></text:p>
          </draw:text-box>
        </draw:frame>
        <presentation:notes draw:style-name="dp3">
          <draw:page-thumbnail draw:style-name="gr3" draw:layer="layout" svg:width="0.001cm" svg:height="0.002cm" svg:x="0.004cm" svg:y="0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ктуальность" draw:style-name="dp1" draw:master-page-name="Заголовок_20_и_20_объект" presentation:presentation-page-layout-name="AL2T11">
        <draw:frame draw:name="Заголовок 1" presentation:style-name="pr6" draw:text-style-name="P12" draw:layer="layout" svg:width="29.209cm" svg:height="3.681cm" svg:x="10.132cm" svg:y="0.831cm" presentation:class="title" presentation:user-transformed="true">
          <draw:text-box>
            <text:p text:style-name="P11"><text:span text:style-name="T7">Актуальность</text:span></text:p>
          </draw:text-box>
        </draw:frame>
        <draw:frame draw:name="Объект 2" presentation:style-name="pr7" draw:text-style-name="P14" draw:layer="layout" svg:width="29.209cm" svg:height="15.091cm" svg:x="2.119cm" svg:y="3.657cm" presentation:class="outline" presentation:user-transformed="true">
          <draw:text-box>
            <text:p text:style-name="P13"><text:span text:style-name="T8">Человечество ищет экологически чистые источники энергии, и </text:span><text:span text:style-name="T9">водяная мельница</text:span><text:span text:style-name="T8"> – лучшее решение! </text:span></text:p>
            <text:p text:style-name="P13"><text:span text:style-name="T8">Все известные источники энергии имеют свои недостатки:</text:span></text:p>
            <text:p text:style-name="P13"><text:span text:style-name="T8">АЭС – при аварии вызывает ужасные последствия.</text:span></text:p>
            <text:p text:style-name="P13"><text:span text:style-name="T8">ГЭС – тяжелы в строительстве, изменяют ландшафт и мешают экосистеме.</text:span></text:p>
            <text:p text:style-name="P13"><text:span text:style-name="T8">Ветрянные мельницы – неудобны в производстве и транспортировке и долго разлагаются.</text:span></text:p>
            <text:p text:style-name="P13"><text:span text:style-name="T8">Солнечные батареи – не везде применимы.</text:span></text:p>
            <text:p text:style-name="P13"><text:span text:style-name="T8"/></text:p>
            <text:p text:style-name="P13"><text:span text:style-name="T8">Водяные мельницы актуальны как никогда:</text:span></text:p>
            <text:p text:style-name="P13"><text:span text:style-name="T8">Их используют со времен Римской Империи. Их механизм понятен и удобен. Да, они вырабатывают мало энергии, но это компенсируется количеством. Они экологически чисты, а главное – легки в производстве.</text:span></text:p>
            <text:p text:style-name="P13"><text:span text:style-name="T8"/></text:p>
            <text:p text:style-name="P13"><text:span text:style-name="T8">Таким образом, </text:span><text:span text:style-name="T9">водяные мельницы </text:span><text:span text:style-name="T8">– актуальная тема для рассуждений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аголовок_20_и_20_объект" presentation:presentation-page-layout-name="AL2T11">
        <draw:frame presentation:style-name="pr4" draw:text-style-name="P8" draw:layer="layout" svg:width="29.209cm" svg:height="3.681cm" svg:x="8.291cm" svg:y="1.5cm" presentation:class="title" presentation:user-transformed="true">
          <draw:text-box>
            <text:p text:style-name="P8"><text:span text:style-name="T5">Принцип работы:</text:span></text:p>
          </draw:text-box>
        </draw:frame>
        <draw:frame draw:style-name="gr5" draw:text-style-name="P16" draw:layer="layout" svg:width="26.5cm" svg:height="12.89cm" svg:x="1.5cm" svg:y="8.11cm">
          <draw:text-box>
            <text:p text:style-name="P15"><text:span text:style-name="T10">Водяная мельница выглядит как небольшое здание с водяным колесом. В нашем проекте водяное колесо вращает вал, приводящий в движение динамомашину, которая и вырабатывает электричество.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аголовок_20_и_20_объект" presentation:presentation-page-layout-name="AL2T11">
        <draw:frame presentation:style-name="pr4" draw:text-style-name="P8" draw:layer="layout" svg:width="29.209cm" svg:height="3.681cm" svg:x="9.791cm" svg:y="1cm" presentation:class="title" presentation:user-transformed="true">
          <draw:text-box>
            <text:p text:style-name="P8"><text:span text:style-name="T5">Компоненты:</text:span></text:p>
          </draw:text-box>
        </draw:frame>
        <presentation:notes draw:style-name="dp2">
          <draw:page-thumbnail draw:style-name="gr3" draw:layer="layout" svg:width="0.001cm" svg:height="0.002cm" svg:x="0.004cm" svg:y="0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false" style:shrink-to-fit="true" style:writing-mode="lr-tb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итульный_20_слайд-outline2" style:display-name="Титульный слайд-outline2" style:family="presentation" style:parent-style-name="Титульны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3" style:display-name="Титульный слайд-outline3" style:family="presentation" style:parent-style-name="Титульны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4" style:display-name="Титульный слайд-outline4" style:family="presentation" style:parent-style-name="Титульны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.1cm" fo:margin-bottom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.1cm" fo:margin-bottom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 style:writing-mode="lr-tb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background" style:display-name="Заголовок и вертикальный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вертикальный_20_текст-backgroundobjects" style:display-name="Заголовок и вертикальный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вертикальный_20_текст-notes" style:display-name="Заголовок и вертикальный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outline1" style:display-name="Заголовок и вертикальный текс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вертикальный_20_текст-outline1" style:display-name="Заголовок и вертикальный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вертикальный_20_текст-outline2" style:display-name="Заголовок и вертикальный текст-outline2" style:family="presentation" style:parent-style-name="Заголовок_20_и_20_вертикальный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3" style:display-name="Заголовок и вертикальный текст-outline3" style:family="presentation" style:parent-style-name="Заголовок_20_и_20_вертикальный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4" style:display-name="Заголовок и вертикальный текст-outline4" style:family="presentation" style:parent-style-name="Заголовок_20_и_20_вертикальный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вертикальный_20_текст-outline5" style:display-name="Заголовок и вертикальный текст-outline5" style:family="presentation" style:parent-style-name="Заголовок_20_и_20_вертикальный_20_текс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6" style:display-name="Заголовок и вертикальный текст-outline6" style:family="presentation" style:parent-style-name="Заголовок_20_и_20_вертикальный_20_текс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7" style:display-name="Заголовок и вертикальный текст-outline7" style:family="presentation" style:parent-style-name="Заголовок_20_и_20_вертикальный_20_текс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8" style:display-name="Заголовок и вертикальный текст-outline8" style:family="presentation" style:parent-style-name="Заголовок_20_и_20_вертикальный_20_текс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outline9" style:display-name="Заголовок и вертикальный текст-outline9" style:family="presentation" style:parent-style-name="Заголовок_20_и_20_вертикальный_20_текс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вертикальный_20_текст-subtitle" style:display-name="Заголовок и вертикальный текст-subtitle" style:family="presentation">
      <style:graphic-properties draw:stroke="none" draw:fill="none" draw:textarea-vertical-align="middle">
        <text:list-style style:name="Заголовок_20_и_20_вертикальный_20_текст-subtitle" style:display-name="Заголовок и вертикальный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вертикальный_20_текст-title" style:display-name="Заголовок и вертикальный текст-title" style:family="presentation">
      <style:graphic-properties draw:stroke="none" draw:fill="none" draw:textarea-vertical-align="middle" style:writing-mode="lr-tb">
        <text:list-style style:name="Заголовок_20_и_20_вертикальный_20_текст-title" style:display-name="Заголовок и вертикальный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background" style:display-name="Вертикальный заголовок и текст-background" style:family="presentation">
      <style:graphic-properties draw:stroke="none" draw:fill="solid" draw:fill-color="#ffffff"/>
      <style:text-properties style:letter-kerning="true"/>
    </style:style>
    <style:style style:name="Вертикальный_20_заголовок_20_и_20_текст-backgroundobjects" style:display-name="Вертикальный 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Вертикальный_20_заголовок_20_и_20_текст-notes" style:display-name="Вертикальный заголовок и текс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outline1" style:display-name="Вертикальный заголовок и текст-outline1" style:family="presentation">
      <style:graphic-properties draw:stroke="none" draw:fill="none" draw:auto-grow-height="false" draw:fit-to-size="false" style:shrink-to-fit="true" style:writing-mode="lr-tb">
        <text:list-style style:name="Вертикальный_20_заголовок_20_и_20_текст-outline1" style:display-name="Вертикальный заголовок и текс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Вертикальный_20_заголовок_20_и_20_текст-outline2" style:display-name="Вертикальный заголовок и текст-outline2" style:family="presentation" style:parent-style-name="Вертикальный_20_заголовок_20_и_20_текс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3" style:display-name="Вертикальный заголовок и текст-outline3" style:family="presentation" style:parent-style-name="Вертикальный_20_заголовок_20_и_20_текс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4" style:display-name="Вертикальный заголовок и текст-outline4" style:family="presentation" style:parent-style-name="Вертикальный_20_заголовок_20_и_20_текс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Вертикальный_20_заголовок_20_и_20_текст-outline5" style:display-name="Вертикальный заголовок и текст-outline5" style:family="presentation" style:parent-style-name="Вертикальный_20_заголовок_20_и_20_текст-outline4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6" style:display-name="Вертикальный заголовок и текст-outline6" style:family="presentation" style:parent-style-name="Вертикальный_20_заголовок_20_и_20_текст-outline5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7" style:display-name="Вертикальный заголовок и текст-outline7" style:family="presentation" style:parent-style-name="Вертикальный_20_заголовок_20_и_20_текст-outline6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8" style:display-name="Вертикальный заголовок и текст-outline8" style:family="presentation" style:parent-style-name="Вертикальный_20_заголовок_20_и_20_текст-outline7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outline9" style:display-name="Вертикальный заголовок и текст-outline9" style:family="presentation" style:parent-style-name="Вертикальный_20_заголовок_20_и_20_текст-outline8">
      <style:paragraph-properties fo:margin-top="0.1cm" fo:margin-bottom="0cm"/>
      <style:text-properties fo:font-size="20pt" style:font-size-asian="20pt" style:font-size-complex="20pt"/>
    </style:style>
    <style:style style:name="Вертикальный_20_заголовок_20_и_20_текст-subtitle" style:display-name="Вертикальный заголовок и текст-subtitle" style:family="presentation">
      <style:graphic-properties draw:stroke="none" draw:fill="none" draw:textarea-vertical-align="middle">
        <text:list-style style:name="Вертикальный_20_заголовок_20_и_20_текст-subtitle" style:display-name="Вертикальный заголовок и текс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Вертикальный_20_заголовок_20_и_20_текст-title" style:display-name="Вертикальный заголовок и текст-title" style:family="presentation">
      <style:graphic-properties draw:stroke="none" draw:fill="none" draw:textarea-vertical-align="middle" style:writing-mode="lr-tb">
        <text:list-style style:name="Вертикальный_20_заголовок_20_и_20_текст-title" style:display-name="Вертикальный заголовок и текс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false" style:shrink-to-fit="true" style:writing-mode="lr-tb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.1cm" fo:margin-bottom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 style:writing-mode="lr-tb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background" style:display-name="Заголовок раздела-background" style:family="presentation">
      <style:graphic-properties draw:stroke="none" draw:fill="solid" draw:fill-color="#ffffff"/>
      <style:text-properties style:letter-kerning="true"/>
    </style:style>
    <style:style style:name="Заголовок_20_раздела-backgroundobjects" style:display-name="Заголовок раздел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раздела-notes" style:display-name="Заголовок раздел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outline1" style:display-name="Заголовок раздела-outline1" style:family="presentation">
      <style:graphic-properties draw:stroke="none" draw:fill="none" draw:auto-grow-height="false" draw:fit-to-size="false" style:shrink-to-fit="true" style:writing-mode="lr-tb">
        <text:list-style style:name="Заголовок_20_раздела-outline1" style:display-name="Заголовок раздел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Заголовок_20_раздела-outline2" style:display-name="Заголовок раздела-outline2" style:family="presentation" style:parent-style-name="Заголовок_20_раздел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3" style:display-name="Заголовок раздела-outline3" style:family="presentation" style:parent-style-name="Заголовок_20_раздел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4" style:display-name="Заголовок раздела-outline4" style:family="presentation" style:parent-style-name="Заголовок_20_раздел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Заголовок_20_раздела-outline5" style:display-name="Заголовок раздела-outline5" style:family="presentation" style:parent-style-name="Заголовок_20_раздела-outline4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6" style:display-name="Заголовок раздела-outline6" style:family="presentation" style:parent-style-name="Заголовок_20_раздела-outline5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7" style:display-name="Заголовок раздела-outline7" style:family="presentation" style:parent-style-name="Заголовок_20_раздела-outline6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8" style:display-name="Заголовок раздела-outline8" style:family="presentation" style:parent-style-name="Заголовок_20_раздела-outline7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outline9" style:display-name="Заголовок раздела-outline9" style:family="presentation" style:parent-style-name="Заголовок_20_раздела-outline8">
      <style:paragraph-properties fo:margin-top="0.1cm" fo:margin-bottom="0cm"/>
      <style:text-properties fo:font-size="20pt" style:font-size-asian="20pt" style:font-size-complex="20pt"/>
    </style:style>
    <style:style style:name="Заголовок_20_раздела-subtitle" style:display-name="Заголовок раздела-subtitle" style:family="presentation">
      <style:graphic-properties draw:stroke="none" draw:fill="none" draw:textarea-vertical-align="middle">
        <text:list-style style:name="Заголовок_20_раздела-subtitle" style:display-name="Заголовок раздел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раздела-title" style:display-name="Заголовок раздела-title" style:family="presentation">
      <style:graphic-properties draw:stroke="none" draw:fill="none" draw:textarea-vertical-align="middle" style:writing-mode="lr-tb">
        <text:list-style style:name="Заголовок_20_раздела-title" style:display-name="Заголовок раздел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background" style:display-name="Два объекта-background" style:family="presentation">
      <style:graphic-properties draw:stroke="none" draw:fill="solid" draw:fill-color="#ffffff"/>
      <style:text-properties style:letter-kerning="true"/>
    </style:style>
    <style:style style:name="Два_20_объекта-backgroundobjects" style:display-name="Два объект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Два_20_объекта-notes" style:display-name="Два объекта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Два_20_объекта-outline1" style:display-name="Два объекта-outline1" style:family="presentation">
      <style:graphic-properties draw:stroke="none" draw:fill="none" draw:auto-grow-height="false" draw:fit-to-size="false" style:shrink-to-fit="true" style:writing-mode="lr-tb">
        <text:list-style style:name="Два_20_объекта-outline1" style:display-name="Два объекта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Два_20_объекта-outline2" style:display-name="Два объекта-outline2" style:family="presentation" style:parent-style-name="Два_20_объекта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3" style:display-name="Два объекта-outline3" style:family="presentation" style:parent-style-name="Два_20_объекта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4" style:display-name="Два объекта-outline4" style:family="presentation" style:parent-style-name="Два_20_объекта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Два_20_объекта-outline5" style:display-name="Два объекта-outline5" style:family="presentation" style:parent-style-name="Два_20_объекта-outline4">
      <style:paragraph-properties fo:margin-top="0.1cm" fo:margin-bottom="0cm"/>
      <style:text-properties fo:font-size="20pt" style:font-size-asian="20pt" style:font-size-complex="20pt"/>
    </style:style>
    <style:style style:name="Два_20_объекта-outline6" style:display-name="Два объекта-outline6" style:family="presentation" style:parent-style-name="Два_20_объекта-outline5">
      <style:paragraph-properties fo:margin-top="0.1cm" fo:margin-bottom="0cm"/>
      <style:text-properties fo:font-size="20pt" style:font-size-asian="20pt" style:font-size-complex="20pt"/>
    </style:style>
    <style:style style:name="Два_20_объекта-outline7" style:display-name="Два объекта-outline7" style:family="presentation" style:parent-style-name="Два_20_объекта-outline6">
      <style:paragraph-properties fo:margin-top="0.1cm" fo:margin-bottom="0cm"/>
      <style:text-properties fo:font-size="20pt" style:font-size-asian="20pt" style:font-size-complex="20pt"/>
    </style:style>
    <style:style style:name="Два_20_объекта-outline8" style:display-name="Два объекта-outline8" style:family="presentation" style:parent-style-name="Два_20_объекта-outline7">
      <style:paragraph-properties fo:margin-top="0.1cm" fo:margin-bottom="0cm"/>
      <style:text-properties fo:font-size="20pt" style:font-size-asian="20pt" style:font-size-complex="20pt"/>
    </style:style>
    <style:style style:name="Два_20_объекта-outline9" style:display-name="Два объекта-outline9" style:family="presentation" style:parent-style-name="Два_20_объекта-outline8">
      <style:paragraph-properties fo:margin-top="0.1cm" fo:margin-bottom="0cm"/>
      <style:text-properties fo:font-size="20pt" style:font-size-asian="20pt" style:font-size-complex="20pt"/>
    </style:style>
    <style:style style:name="Два_20_объекта-subtitle" style:display-name="Два объекта-subtitle" style:family="presentation">
      <style:graphic-properties draw:stroke="none" draw:fill="none" draw:textarea-vertical-align="middle">
        <text:list-style style:name="Два_20_объекта-subtitle" style:display-name="Два объекта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Два_20_объекта-title" style:display-name="Два объекта-title" style:family="presentation">
      <style:graphic-properties draw:stroke="none" draw:fill="none" draw:textarea-vertical-align="middle" style:writing-mode="lr-tb">
        <text:list-style style:name="Два_20_объекта-title" style:display-name="Два объекта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background" style:family="presentation">
      <style:graphic-properties draw:stroke="none" draw:fill="solid" draw:fill-color="#ffffff"/>
      <style:text-properties style:letter-kerning="true"/>
    </style:style>
    <style:style style:name="Сравнени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Сравнение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Сравнение-outline1" style:family="presentation">
      <style:graphic-properties draw:stroke="none" draw:fill="none" draw:auto-grow-height="false" draw:fit-to-size="false" style:shrink-to-fit="true" style:writing-mode="lr-tb">
        <text:list-style style:name="Сравнение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Сравнение-outline2" style:family="presentation" style:parent-style-name="Сравнение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3" style:family="presentation" style:parent-style-name="Сравнение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4" style:family="presentation" style:parent-style-name="Сравнение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Сравнение-outline5" style:family="presentation" style:parent-style-name="Сравнение-outline4">
      <style:paragraph-properties fo:margin-top="0.1cm" fo:margin-bottom="0cm"/>
      <style:text-properties fo:font-size="20pt" style:font-size-asian="20pt" style:font-size-complex="20pt"/>
    </style:style>
    <style:style style:name="Сравнение-outline6" style:family="presentation" style:parent-style-name="Сравнение-outline5">
      <style:paragraph-properties fo:margin-top="0.1cm" fo:margin-bottom="0cm"/>
      <style:text-properties fo:font-size="20pt" style:font-size-asian="20pt" style:font-size-complex="20pt"/>
    </style:style>
    <style:style style:name="Сравнение-outline7" style:family="presentation" style:parent-style-name="Сравнение-outline6">
      <style:paragraph-properties fo:margin-top="0.1cm" fo:margin-bottom="0cm"/>
      <style:text-properties fo:font-size="20pt" style:font-size-asian="20pt" style:font-size-complex="20pt"/>
    </style:style>
    <style:style style:name="Сравнение-outline8" style:family="presentation" style:parent-style-name="Сравнение-outline7">
      <style:paragraph-properties fo:margin-top="0.1cm" fo:margin-bottom="0cm"/>
      <style:text-properties fo:font-size="20pt" style:font-size-asian="20pt" style:font-size-complex="20pt"/>
    </style:style>
    <style:style style:name="Сравнение-outline9" style:family="presentation" style:parent-style-name="Сравнение-outline8">
      <style:paragraph-properties fo:margin-top="0.1cm" fo:margin-bottom="0cm"/>
      <style:text-properties fo:font-size="20pt" style:font-size-asian="20pt" style:font-size-complex="20pt"/>
    </style:style>
    <style:style style:name="Сравнение-subtitle" style:family="presentation">
      <style:graphic-properties draw:stroke="none" draw:fill="none" draw:textarea-vertical-align="middle">
        <text:list-style style:name="Сравнение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Сравнение-title" style:family="presentation">
      <style:graphic-properties draw:stroke="none" draw:fill="none" draw:textarea-vertical-align="middle" style:writing-mode="lr-tb">
        <text:list-style style:name="Сравнение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background" style:display-name="Только заголовок-background" style:family="presentation">
      <style:graphic-properties draw:stroke="none" draw:fill="solid" draw:fill-color="#ffffff"/>
      <style:text-properties style:letter-kerning="true"/>
    </style:style>
    <style:style style:name="Только_20_заголовок-backgroundobjects" style:display-name="Только заголовок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олько_20_заголовок-notes" style:display-name="Только заголовок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outline1" style:display-name="Только заголовок-outline1" style:family="presentation">
      <style:graphic-properties draw:stroke="none" draw:fill="none" draw:auto-grow-height="false" draw:fit-to-size="false" style:shrink-to-fit="true" style:writing-mode="lr-tb">
        <text:list-style style:name="Только_20_заголовок-outline1" style:display-name="Только заголовок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Только_20_заголовок-outline2" style:display-name="Только заголовок-outline2" style:family="presentation" style:parent-style-name="Только_20_заголовок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3" style:display-name="Только заголовок-outline3" style:family="presentation" style:parent-style-name="Только_20_заголовок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4" style:display-name="Только заголовок-outline4" style:family="presentation" style:parent-style-name="Только_20_заголовок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Только_20_заголовок-outline5" style:display-name="Только заголовок-outline5" style:family="presentation" style:parent-style-name="Только_20_заголовок-outline4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6" style:display-name="Только заголовок-outline6" style:family="presentation" style:parent-style-name="Только_20_заголовок-outline5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7" style:display-name="Только заголовок-outline7" style:family="presentation" style:parent-style-name="Только_20_заголовок-outline6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8" style:display-name="Только заголовок-outline8" style:family="presentation" style:parent-style-name="Только_20_заголовок-outline7">
      <style:paragraph-properties fo:margin-top="0.1cm" fo:margin-bottom="0cm"/>
      <style:text-properties fo:font-size="20pt" style:font-size-asian="20pt" style:font-size-complex="20pt"/>
    </style:style>
    <style:style style:name="Только_20_заголовок-outline9" style:display-name="Только заголовок-outline9" style:family="presentation" style:parent-style-name="Только_20_заголовок-outline8">
      <style:paragraph-properties fo:margin-top="0.1cm" fo:margin-bottom="0cm"/>
      <style:text-properties fo:font-size="20pt" style:font-size-asian="20pt" style:font-size-complex="20pt"/>
    </style:style>
    <style:style style:name="Только_20_заголовок-subtitle" style:display-name="Только заголовок-subtitle" style:family="presentation">
      <style:graphic-properties draw:stroke="none" draw:fill="none" draw:textarea-vertical-align="middle">
        <text:list-style style:name="Только_20_заголовок-subtitle" style:display-name="Только заголовок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олько_20_заголовок-title" style:display-name="Только заголовок-title" style:family="presentation">
      <style:graphic-properties draw:stroke="none" draw:fill="none" draw:textarea-vertical-align="middle" style:writing-mode="lr-tb">
        <text:list-style style:name="Только_20_заголовок-title" style:display-name="Только заголовок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background" style:display-name="Пустой слайд-background" style:family="presentation">
      <style:graphic-properties draw:stroke="none" draw:fill="solid" draw:fill-color="#ffffff"/>
      <style:text-properties style:letter-kerning="true"/>
    </style:style>
    <style:style style:name="Пустой_20_слайд-backgroundobjects" style:display-name="Пусто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устой_20_слайд-notes" style:display-name="Пустой слайд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Пустой_20_слайд-outline1" style:display-name="Пустой слайд-outline1" style:family="presentation">
      <style:graphic-properties draw:stroke="none" draw:fill="none" draw:auto-grow-height="false" draw:fit-to-size="false" style:shrink-to-fit="true" style:writing-mode="lr-tb">
        <text:list-style style:name="Пустой_20_слайд-outline1" style:display-name="Пустой слайд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Пустой_20_слайд-outline2" style:display-name="Пустой слайд-outline2" style:family="presentation" style:parent-style-name="Пустой_20_слайд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3" style:display-name="Пустой слайд-outline3" style:family="presentation" style:parent-style-name="Пустой_20_слайд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4" style:display-name="Пустой слайд-outline4" style:family="presentation" style:parent-style-name="Пустой_20_слайд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Пустой_20_слайд-outline5" style:display-name="Пустой слайд-outline5" style:family="presentation" style:parent-style-name="Пустой_20_слайд-outline4">
      <style:paragraph-properties fo:margin-top="0.1cm" fo:margin-bottom="0cm"/>
      <style:text-properties fo:font-size="20pt" style:font-size-asian="20pt" style:font-size-complex="20pt"/>
    </style:style>
    <style:style style:name="Пустой_20_слайд-outline6" style:display-name="Пустой слайд-outline6" style:family="presentation" style:parent-style-name="Пустой_20_слайд-outline5">
      <style:paragraph-properties fo:margin-top="0.1cm" fo:margin-bottom="0cm"/>
      <style:text-properties fo:font-size="20pt" style:font-size-asian="20pt" style:font-size-complex="20pt"/>
    </style:style>
    <style:style style:name="Пустой_20_слайд-outline7" style:display-name="Пустой слайд-outline7" style:family="presentation" style:parent-style-name="Пустой_20_слайд-outline6">
      <style:paragraph-properties fo:margin-top="0.1cm" fo:margin-bottom="0cm"/>
      <style:text-properties fo:font-size="20pt" style:font-size-asian="20pt" style:font-size-complex="20pt"/>
    </style:style>
    <style:style style:name="Пустой_20_слайд-outline8" style:display-name="Пустой слайд-outline8" style:family="presentation" style:parent-style-name="Пустой_20_слайд-outline7">
      <style:paragraph-properties fo:margin-top="0.1cm" fo:margin-bottom="0cm"/>
      <style:text-properties fo:font-size="20pt" style:font-size-asian="20pt" style:font-size-complex="20pt"/>
    </style:style>
    <style:style style:name="Пустой_20_слайд-outline9" style:display-name="Пустой слайд-outline9" style:family="presentation" style:parent-style-name="Пустой_20_слайд-outline8">
      <style:paragraph-properties fo:margin-top="0.1cm" fo:margin-bottom="0cm"/>
      <style:text-properties fo:font-size="20pt" style:font-size-asian="20pt" style:font-size-complex="20pt"/>
    </style:style>
    <style:style style:name="Пустой_20_слайд-subtitle" style:display-name="Пустой слайд-subtitle" style:family="presentation">
      <style:graphic-properties draw:stroke="none" draw:fill="none" draw:textarea-vertical-align="middle">
        <text:list-style style:name="Пустой_20_слайд-subtitle" style:display-name="Пустой слайд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устой_20_слайд-title" style:display-name="Пустой слайд-title" style:family="presentation">
      <style:graphic-properties draw:stroke="none" draw:fill="none" draw:textarea-vertical-align="middle" style:writing-mode="lr-tb">
        <text:list-style style:name="Пустой_20_слайд-title" style:display-name="Пустой слайд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background" style:display-name="Объект с подписью-background" style:family="presentation">
      <style:graphic-properties draw:stroke="none" draw:fill="solid" draw:fill-color="#ffffff"/>
      <style:text-properties style:letter-kerning="true"/>
    </style:style>
    <style:style style:name="Объект_20_с_20_подписью-backgroundobjects" style:display-name="Объект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ъект_20_с_20_подписью-notes" style:display-name="Объект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outline1" style:display-name="Объект с подписью-outline1" style:family="presentation">
      <style:graphic-properties draw:stroke="none" draw:fill="none" draw:auto-grow-height="false" draw:fit-to-size="false" style:shrink-to-fit="true" style:writing-mode="lr-tb">
        <text:list-style style:name="Объект_20_с_20_подписью-outline1" style:display-name="Объект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Объект_20_с_20_подписью-outline2" style:display-name="Объект с подписью-outline2" style:family="presentation" style:parent-style-name="Объект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3" style:display-name="Объект с подписью-outline3" style:family="presentation" style:parent-style-name="Объект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4" style:display-name="Объект с подписью-outline4" style:family="presentation" style:parent-style-name="Объект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Объект_20_с_20_подписью-outline5" style:display-name="Объект с подписью-outline5" style:family="presentation" style:parent-style-name="Объект_20_с_20_подписью-outline4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6" style:display-name="Объект с подписью-outline6" style:family="presentation" style:parent-style-name="Объект_20_с_20_подписью-outline5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7" style:display-name="Объект с подписью-outline7" style:family="presentation" style:parent-style-name="Объект_20_с_20_подписью-outline6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8" style:display-name="Объект с подписью-outline8" style:family="presentation" style:parent-style-name="Объект_20_с_20_подписью-outline7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outline9" style:display-name="Объект с подписью-outline9" style:family="presentation" style:parent-style-name="Объект_20_с_20_подписью-outline8">
      <style:paragraph-properties fo:margin-top="0.1cm" fo:margin-bottom="0cm"/>
      <style:text-properties fo:font-size="20pt" style:font-size-asian="20pt" style:font-size-complex="20pt"/>
    </style:style>
    <style:style style:name="Объект_20_с_20_подписью-subtitle" style:display-name="Объект с подписью-subtitle" style:family="presentation">
      <style:graphic-properties draw:stroke="none" draw:fill="none" draw:textarea-vertical-align="middle">
        <text:list-style style:name="Объект_20_с_20_подписью-subtitle" style:display-name="Объект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ъект_20_с_20_подписью-title" style:display-name="Объект с подписью-title" style:family="presentation">
      <style:graphic-properties draw:stroke="none" draw:fill="none" draw:textarea-vertical-align="middle" style:writing-mode="lr-tb">
        <text:list-style style:name="Объект_20_с_20_подписью-title" style:display-name="Объект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background" style:display-name="Рисунок с подписью-background" style:family="presentation">
      <style:graphic-properties draw:stroke="none" draw:fill="solid" draw:fill-color="#ffffff"/>
      <style:text-properties style:letter-kerning="true"/>
    </style:style>
    <style:style style:name="Рисунок_20_с_20_подписью-backgroundobjects" style:display-name="Рисунок с подписью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Рисунок_20_с_20_подписью-notes" style:display-name="Рисунок с подписью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outline1" style:display-name="Рисунок с подписью-outline1" style:family="presentation">
      <style:graphic-properties draw:stroke="none" draw:fill="none" draw:auto-grow-height="false" draw:fit-to-size="false" style:shrink-to-fit="true" style:writing-mode="lr-tb">
        <text:list-style style:name="Рисунок_20_с_20_подписью-outline1" style:display-name="Рисунок с подписью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Arial Unicode MS" style:font-family-complex="'Arial Unicode M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Рисунок_20_с_20_подписью-outline2" style:display-name="Рисунок с подписью-outline2" style:family="presentation" style:parent-style-name="Рисунок_20_с_20_подписью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3" style:display-name="Рисунок с подписью-outline3" style:family="presentation" style:parent-style-name="Рисунок_20_с_20_подписью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4" style:display-name="Рисунок с подписью-outline4" style:family="presentation" style:parent-style-name="Рисунок_20_с_20_подписью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Рисунок_20_с_20_подписью-outline5" style:display-name="Рисунок с подписью-outline5" style:family="presentation" style:parent-style-name="Рисунок_20_с_20_подписью-outline4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6" style:display-name="Рисунок с подписью-outline6" style:family="presentation" style:parent-style-name="Рисунок_20_с_20_подписью-outline5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7" style:display-name="Рисунок с подписью-outline7" style:family="presentation" style:parent-style-name="Рисунок_20_с_20_подписью-outline6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8" style:display-name="Рисунок с подписью-outline8" style:family="presentation" style:parent-style-name="Рисунок_20_с_20_подписью-outline7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outline9" style:display-name="Рисунок с подписью-outline9" style:family="presentation" style:parent-style-name="Рисунок_20_с_20_подписью-outline8">
      <style:paragraph-properties fo:margin-top="0.1cm" fo:margin-bottom="0cm"/>
      <style:text-properties fo:font-size="20pt" style:font-size-asian="20pt" style:font-size-complex="20pt"/>
    </style:style>
    <style:style style:name="Рисунок_20_с_20_подписью-subtitle" style:display-name="Рисунок с подписью-subtitle" style:family="presentation">
      <style:graphic-properties draw:stroke="none" draw:fill="none" draw:textarea-vertical-align="middle">
        <text:list-style style:name="Рисунок_20_с_20_подписью-subtitle" style:display-name="Рисунок с подписью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Рисунок_20_с_20_подписью-title" style:display-name="Рисунок с подписью-title" style:family="presentation">
      <style:graphic-properties draw:stroke="none" draw:fill="none" draw:textarea-vertical-align="middle" style:writing-mode="lr-tb">
        <text:list-style style:name="Рисунок_20_с_20_подписью-title" style:display-name="Рисунок с подписью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ru" fo:country="RU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Титульный_20_слайд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Заголовок_20_и_20_вертикальный_20_текс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Заголовок_20_и_20_вертикальный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Заголовок_20_и_20_вертикальный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Заголовок_20_и_20_вертикальный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Заголовок_20_и_20_вертикальный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Вертикальный_20_заголовок_20_и_20_текст-title">
      <style:graphic-properties draw:stroke="none" svg:stroke-width="0cm" draw:fill="none" loext:fill-use-slide-background="false" draw:textarea-horizontal-align="center" draw:textarea-vertical-align="top" draw:auto-grow-height="false" draw:auto-grow-width="false" draw:fit-to-size="false" style:shrink-to-fit="false" fo:min-height="3.181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Вертикальный_20_заголовок_20_и_20_текст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Вертикальный_20_заголовок_20_и_20_текс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Вертикальный_20_заголовок_20_и_20_текс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Вертикальный_20_заголовок_20_и_20_текс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Заголовок_20_и_20_объект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Заголовок_20_и_20_объект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Заголовок_20_и_20_объект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Заголовок_20_и_20_объект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Заголовок_20_раздела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Заголовок_20_раздел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Заголовок_20_раздел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Заголовок_20_раздел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Заголовок_20_раздел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Два_20_объекта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Два_20_объекта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Два_20_объекта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Два_20_объекта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Два_20_объекта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Сравнение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Сравнение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Сравнение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Сравнение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Сравнение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Только_20_заголовок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Только_20_заголовок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Только_20_заголовок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Только_20_заголовок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Пустой_20_слайд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Пустой_20_слайд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Пустой_20_слайд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Объект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Объект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Объект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Объект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Объект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Рисунок_20_с_20_подписью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Рисунок_20_с_20_подписью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Рисунок_20_с_20_подписью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Рисунок_20_с_20_подписью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Рисунок_20_с_20_подписью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1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9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2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2pt" fo:hyphenate="false"/>
    </style:style>
    <style:style style:name="M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ru" fo:country="RU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Титульный_20_слайд" style:display-name="Титульный слайд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Образец заголовка</text:span></text:p>
        </draw:text-box>
      </draw:frame>
      <draw:frame draw:name="Дата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draw:frame presentation:style-name="Титульный_20_слайд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Титульный_20_слайд-title" draw:layer="backgroundobjects" svg:width="19.798cm" svg:height="11.136cm" svg:x="0.6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вертикальный_20_текст" style:display-name="Заголовок и вертикальный текс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Вертикальный текст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Заголовок_20_и_20_вертикальный_20_текст-title" draw:layer="backgroundobjects" svg:width="0cm" svg:height="0cm" svg:x="0cm" svg:y="2.257cm" presentation:class="page"/>
        <draw:frame presentation:style-name="Заголовок_20_и_20_вертикальный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Вертикальный_20_заголовок_20_и_20_текст" style:display-name="Вертикальный заголовок и текс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Вертикальный заголовок 1" presentation:style-name="Mpr10" draw:text-style-name="MP12" draw:layer="backgroundobjects" svg:width="7.302cm" svg:height="16.143cm" svg:x="24.236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Вертикальный текст 2" presentation:style-name="Mpr11" draw:text-style-name="MP15" draw:layer="backgroundobjects" svg:width="21.483cm" svg:height="16.143cm" svg:x="2.328cm" svg:y="1.014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Вертикальный_20_заголовок_20_и_20_текст-title" draw:layer="backgroundobjects" svg:width="0cm" svg:height="0cm" svg:x="0cm" svg:y="2.257cm" presentation:class="page"/>
        <draw:frame presentation:style-name="Вертикальный_20_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Объект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Заголовок_20_и_20_объект-title" draw:layer="backgroundobjects" svg:width="0cm" svg:height="0cm" svg:x="0cm" svg:y="2.257cm" presentation:class="page"/>
        <draw:frame presentation:style-name="Заголовок_20_и_20_объект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Заголовок_20_раздела" style:display-name="Заголовок раздела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2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Образец заголовка</text:span></text:p>
        </draw:text-box>
      </draw:frame>
      <draw:frame draw:name="Текст 2" presentation:style-name="Mpr2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Образец текста</text:span></text:p>
        </draw:text-box>
      </draw:frame>
      <draw:frame draw:name="Дата 3" presentation:style-name="Mpr2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4" presentation:style-name="Mpr2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5" presentation:style-name="Mpr2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Заголовок_20_раздела-title" draw:layer="backgroundobjects" svg:width="0cm" svg:height="0cm" svg:x="0cm" svg:y="2.257cm" presentation:class="page"/>
        <draw:frame presentation:style-name="Заголовок_20_раздела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Два_20_объекта" style:display-name="Два объекта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2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Объект 2" presentation:style-name="Mpr2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Объект 3" presentation:style-name="Mpr2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4" presentation:style-name="Mpr2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5" presentation:style-name="Mpr2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6" presentation:style-name="Mpr2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Два_20_объекта-title" draw:layer="backgroundobjects" svg:width="0cm" svg:height="0cm" svg:x="0cm" svg:y="2.257cm" presentation:class="page"/>
        <draw:frame presentation:style-name="Два_20_объекта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Сравнение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30" draw:text-style-name="MP12" draw:layer="backgroundobjects" svg:width="29.209cm" svg:height="3.681cm" svg:x="2.333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Текст 2" presentation:style-name="Mpr31" draw:text-style-name="MP18" draw:layer="backgroundobjects" svg:width="14.326cm" svg:height="2.288cm" svg:x="2.333cm" svg:y="4.67cm" presentation:class="outline" presentation:user-transformed="true">
        <draw:text-box>
          <text:p text:style-name="MP17"><text:span text:style-name="MT9">Образец текста</text:span></text:p>
        </draw:text-box>
      </draw:frame>
      <draw:frame draw:name="Объект 3" presentation:style-name="Mpr32" draw:text-style-name="MP15" draw:layer="backgroundobjects" svg:width="14.326cm" svg:height="10.234cm" svg:x="2.333cm" svg:y="6.959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4" presentation:style-name="Mpr31" draw:text-style-name="MP18" draw:layer="backgroundobjects" svg:width="14.397cm" svg:height="2.288cm" svg:x="17.145cm" svg:y="4.67cm" presentation:class="outline" presentation:user-transformed="true">
        <draw:text-box>
          <text:p text:style-name="MP17"><text:span text:style-name="MT9">Образец текста</text:span></text:p>
        </draw:text-box>
      </draw:frame>
      <draw:frame draw:name="Объект 5" presentation:style-name="Mpr32" draw:text-style-name="MP15" draw:layer="backgroundobjects" svg:width="14.397cm" svg:height="10.234cm" svg:x="17.145cm" svg:y="6.959cm" presentation:class="outline" presentation:user-transformed="true">
        <draw:text-box>
          <text:list text:style-name="ML5">
            <text:list-item>
              <text:p text:style-name="MP13"><text:span text:style-name="MT4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6" presentation:style-name="Mpr3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7" presentation:style-name="Mpr33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8" presentation:style-name="Mpr33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Сравнение-title" draw:layer="backgroundobjects" svg:width="0cm" svg:height="0cm" svg:x="0cm" svg:y="2.257cm" presentation:class="page"/>
        <draw:frame presentation:style-name="Сравнение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Только_20_заголовок" style:display-name="Только заголовок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36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Образец заголовка</text:span></text:p>
        </draw:text-box>
      </draw:frame>
      <draw:frame draw:name="Дата 2" presentation:style-name="Mpr3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3" presentation:style-name="Mpr3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4" presentation:style-name="Mpr3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Только_20_заголовок-title" draw:layer="backgroundobjects" svg:width="0cm" svg:height="0cm" svg:x="0cm" svg:y="2.257cm" presentation:class="page"/>
        <draw:frame presentation:style-name="Только_20_заголовок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Пустой_20_слайд" style:display-name="Пустой слайд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Дата 1" presentation:style-name="Mpr4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2" presentation:style-name="Mpr4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3" presentation:style-name="Mpr4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Пустой_20_слайд-title" draw:layer="backgroundobjects" svg:width="0cm" svg:height="0cm" svg:x="0cm" svg:y="2.257cm" presentation:class="page"/>
        <draw:frame presentation:style-name="Пусто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Объект_20_с_20_подписью" style:display-name="Объект с подписью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43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Образец заголовка</text:span></text:p>
        </draw:text-box>
      </draw:frame>
      <draw:frame draw:name="Объект 2" presentation:style-name="Mpr44" draw:text-style-name="MP20" draw:layer="backgroundobjects" svg:width="17.144cm" svg:height="13.537cm" svg:x="14.398cm" svg:y="2.743cm" presentation:class="outline" presentation:user-transformed="true">
        <draw:text-box>
          <text:list text:style-name="ML5">
            <text:list-item>
              <text:p text:style-name="MP21"><text:span text:style-name="MT11">Образец текста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4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5">Третий уровень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2"><text:span text:style-name="MT6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2"><text:span text:style-name="MT6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Текст 3" presentation:style-name="Mpr44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Образец текста</text:span></text:p>
        </draw:text-box>
      </draw:frame>
      <draw:frame draw:name="Дата 4" presentation:style-name="Mpr45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5" presentation:style-name="Mpr45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6" presentation:style-name="Mpr45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Объект_20_с_20_подписью-title" draw:layer="backgroundobjects" svg:width="0cm" svg:height="0cm" svg:x="0cm" svg:y="2.257cm" presentation:class="page"/>
        <draw:frame presentation:style-name="Объект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  <style:master-page style:name="Рисунок_20_с_20_подписью" style:display-name="Рисунок с подписью" style:page-layout-name="PM1" draw:style-name="Mdp1">
      <loext:theme loext:name="Тема Office">
        <loext:theme-colors loext:name="Стандартная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Заголовок 1" presentation:style-name="Mpr48" draw:text-style-name="MP20" draw:layer="backgroundobjects" svg:width="10.922cm" svg:height="4.444cm" svg:x="2.333cm" svg:y="1.27cm" presentation:class="title" presentation:user-transformed="true">
        <draw:text-box>
          <text:p text:style-name="MP19"><text:span text:style-name="MT10">Образец заголовка</text:span></text:p>
        </draw:text-box>
      </draw:frame>
      <draw:frame draw:name="Рисунок 2" presentation:style-name="Рисунок_20_с_20_подписью-outline1" draw:layer="backgroundobjects" svg:width="17.144cm" svg:height="13.537cm" svg:x="14.398cm" svg:y="2.743cm" presentation:class="outline" presentation:placeholder="true" presentation:user-transformed="true">
        <draw:text-box/>
      </draw:frame>
      <draw:frame draw:name="Текст 3" presentation:style-name="Mpr49" draw:text-style-name="MP24" draw:layer="backgroundobjects" svg:width="10.922cm" svg:height="10.587cm" svg:x="2.333cm" svg:y="5.715cm" presentation:class="outline" presentation:user-transformed="true">
        <draw:text-box>
          <text:p text:style-name="MP23"><text:span text:style-name="MT12">Образец текста</text:span></text:p>
        </draw:text-box>
      </draw:frame>
      <draw:frame draw:name="Дата 4" presentation:style-name="Mpr50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Нижний колонтитул 5" presentation:style-name="Mpr50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Номер слайда 6" presentation:style-name="Mpr50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номер&gt;</text:page-number></text:span></text:p>
        </draw:text-box>
      </draw:frame>
      <presentation:notes style:page-layout-name="PM0">
        <draw:page-thumbnail presentation:style-name="Рисунок_20_с_20_подписью-title" draw:layer="backgroundobjects" svg:width="0cm" svg:height="0cm" svg:x="0cm" svg:y="2.257cm" presentation:class="page"/>
        <draw:frame presentation:style-name="Рисунок_20_с_20_подписью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«Водяная Мельница»</dc:title>
    <meta:initial-creator>pupil</meta:initial-creator>
    <meta:editing-cycles>4</meta:editing-cycles>
    <meta:creation-date>2026-01-30T10:56:48</meta:creation-date>
    <dc:date>2026-02-01T18:43:05.503717100</dc:date>
    <meta:editing-duration>PT13M19S</meta:editing-duration>
    <meta:generator>LibreOffice/25.2.2.2$Windows_X86_64 LibreOffice_project/7370d4be9e3cf6031a51beef54ff3bda878e3fac</meta:generator>
    <meta:document-statistic meta:object-count="155"/>
    <meta:user-defined meta:name="AppVersion">16.0000</meta:user-defined>
    <meta:user-defined meta:name="PresentationFormat">Широкоэкранный</meta:user-defined>
    <meta:user-defined meta:name="Slides" meta:value-type="float">2</meta:user-defined>
  </office:meta>
</office:document-meta>
</file>